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2.7cm"/>
    </style:style>
    <style:style style:name="gr2" style:family="graphic" style:parent-style-name="objectwithoutfill">
      <style:graphic-properties draw:marker-start="Square" draw:marker-end="Circle" draw:marker-end-width="0.3cm" draw:fill="none" draw:textarea-vertical-align="botto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3cm" svg:stroke-color="#ed1c24" draw:marker-start-width="0.279cm" draw:marker-end-width="0.279cm" draw:fill-color="#ffffff" draw:textarea-horizontal-align="justify" draw:textarea-vertical-align="middle" draw:auto-grow-height="false" fo:min-height="0.95cm" fo:min-width="2.7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66b3" draw:marker-start-width="0.279cm" draw:marker-end-width="0.279cm" draw:fill-color="#ffffff" draw:textarea-horizontal-align="justify" draw:textarea-vertical-align="middle" draw:auto-grow-height="false" fo:min-height="0.95cm" fo:min-width="2.7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ed1c24" draw:marker-start="Square" draw:marker-start-width="0.279cm" draw:marker-end="Circle" draw:marker-end-width="0.379cm" draw:fill="none" draw:textarea-vertical-align="botto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66b3" draw:marker-start="Square" draw:marker-start-width="0.279cm" draw:marker-end="Circle" draw:marker-end-width="0.379cm" draw:fill="none" draw:textarea-vertical-align="botto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66b3" draw:marker-start-width="0.279cm" draw:marker-end-width="0.279cm" draw:fill-color="#ffffff" draw:textarea-horizontal-align="justify" draw:textarea-vertical-align="middle" draw:auto-grow-height="false" fo:min-height="0.898cm" fo:min-width="2.6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ed1c24" draw:marker-start-width="0.279cm" draw:marker-end-width="0.279cm" draw:fill-color="#ffffff" draw:textarea-horizontal-align="justify" draw:textarea-vertical-align="middle" draw:auto-grow-height="false" fo:min-height="0.898cm" fo:min-width="2.648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18cm" svg:stroke-color="#000000" draw:marker-start="Square" draw:marker-start-width="0.227cm" draw:marker-end="Circle" draw:marker-end-width="0.327cm" draw:fill="none" draw:textarea-vertical-align="botto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2cm" svg:height="2.6cm" svg:x="1.3cm" svg:y="1.3cm">
          <text:p text:style-name="P1">Source</text:p>
          <text:p text:style-name="P1"><text:span text:style-name="T1">Component</text:span></text:p>
          <text:p text:style-name="P1"><text:span text:style-name="T1">Eff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2cm" svg:height="2.6cm" svg:x="9cm" svg:y="1.3cm">
          <text:p text:style-name="P1">Target</text:p>
          <text:p text:style-name="P1"><text:span text:style-name="T1">Reducer</text:span></text:p>
          <text:p text:style-name="P1"><text:span text:style-name="T1">Effec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2.6cm" svg:x2="9cm" svg:y2="2.6cm" draw:start-shape="id1" draw:start-glue-point="1" draw:end-shape="id2" draw:end-glue-point="3" svg:d="M4500 2600h4500" svg:viewBox="0 0 4501 1">
          <text:p text:style-name="P1"/>
        </draw:connector>
        <draw:custom-shape draw:style-name="gr3" draw:text-style-name="P2" xml:id="id3" draw:id="id3" draw:layer="layout" svg:width="3.2cm" svg:height="1.2cm" svg:x="1.3cm" svg:y="5.9cm">
          <text:p text:style-name="P1">Source A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2cm" svg:height="1.2cm" svg:x="9cm" svg:y="6.8cm">
          <text:p text:style-name="P1">Targe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6.5cm" svg:x2="9cm" svg:y2="7.4cm" draw:start-shape="id3" draw:start-glue-point="1" draw:end-shape="id4" draw:end-glue-point="3" svg:d="M4500 6500c3375 0 1125 900 4500 900" svg:viewBox="0 0 4501 901">
          <text:p text:style-name="P1"/>
        </draw:connector>
        <draw:custom-shape draw:style-name="gr3" draw:text-style-name="P2" xml:id="id5" draw:id="id5" draw:layer="layout" svg:width="3.2cm" svg:height="1.2cm" svg:x="1.3cm" svg:y="7.7cm">
          <text:p text:style-name="P1">Sourc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8.3cm" svg:x2="9cm" svg:y2="7.4cm" draw:start-shape="id5" draw:start-glue-point="1" draw:end-shape="id4" draw:end-glue-point="3" svg:d="M4500 8300c3375 0 1125-900 4500-900" svg:viewBox="0 0 4501 901">
          <text:p text:style-name="P1"/>
        </draw:connector>
        <draw:custom-shape draw:style-name="gr3" draw:text-style-name="P2" xml:id="id6" draw:id="id6" draw:layer="layout" svg:width="3.2cm" svg:height="1.2cm" svg:x="1.3cm" svg:y="10.3cm"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.2cm" svg:height="1.2cm" svg:x="9cm" svg:y="10.3cm">
          <text:p text:style-name="P1">Target 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10.9cm" svg:x2="9cm" svg:y2="10.9cm" draw:start-shape="id6" draw:start-glue-point="1" draw:end-shape="id7" draw:end-glue-point="3" svg:d="M4500 10900h4500" svg:viewBox="0 0 4501 1">
          <text:p/>
        </draw:connector>
        <draw:connector draw:style-name="gr2" draw:text-style-name="P3" draw:layer="layout" draw:type="curve" svg:x1="4.5cm" svg:y1="10.9cm" svg:x2="9cm" svg:y2="12.6cm" draw:start-shape="id6" draw:start-glue-point="1" draw:end-shape="id8" draw:end-glue-point="3" svg:d="M4500 10900c3375 0 1125 1700 4500 1700" svg:viewBox="0 0 4501 1701">
          <text:p/>
        </draw:connector>
        <draw:custom-shape draw:style-name="gr3" draw:text-style-name="P2" xml:id="id8" draw:id="id8" draw:layer="layout" svg:width="3.2cm" svg:height="1.2cm" svg:x="9cm" svg:y="12cm">
          <text:p text:style-name="P1">Target B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3.2cm" svg:height="1.2cm" svg:x="1.3cm" svg:y="14.2cm"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3.2cm" svg:height="1.2cm" svg:x="6.3cm" svg:y="14.2cm">
          <text:p text:style-name="P1">Target 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14.8cm" svg:x2="6.3cm" svg:y2="14.8cm" draw:start-shape="id9" draw:start-glue-point="1" draw:end-shape="id10" draw:end-glue-point="3" svg:d="M4500 14800h1800" svg:viewBox="0 0 1801 1">
          <text:p/>
        </draw:connector>
        <draw:connector draw:style-name="gr2" draw:text-style-name="P3" draw:layer="layout" draw:type="curve" svg:x1="9.5cm" svg:y1="14.8cm" svg:x2="11.1cm" svg:y2="14.8cm" draw:start-shape="id10" draw:start-glue-point="1" draw:end-shape="id11" draw:end-glue-point="3" svg:d="M9500 14800h1600" svg:viewBox="0 0 1601 1">
          <text:p/>
        </draw:connector>
        <draw:custom-shape draw:style-name="gr3" draw:text-style-name="P2" xml:id="id11" draw:id="id11" draw:layer="layout" svg:width="3.2cm" svg:height="1.2cm" svg:x="11.1cm" svg:y="14.2cm">
          <text:p text:style-name="P1">Target B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204cm" svg:height="0.962cm" svg:x="-6.704cm" svg:y="6.9cm">
          <draw:text-box>
            <text:p>Simple-Multi-Source</text:p>
          </draw:text-box>
        </draw:frame>
        <draw:frame draw:style-name="gr4" draw:text-style-name="P4" draw:layer="layout" svg:width="6.31cm" svg:height="0.962cm" svg:x="-6.7cm" svg:y="10.938cm">
          <draw:text-box>
            <text:p>Simple-Multi-Target1</text:p>
          </draw:text-box>
        </draw:frame>
        <draw:frame draw:style-name="gr4" draw:text-style-name="P4" draw:layer="layout" svg:width="2.437cm" svg:height="0.962cm" svg:x="-6.9cm" svg:y="2.038cm">
          <draw:text-box>
            <text:p>Simple</text:p>
          </draw:text-box>
        </draw:frame>
        <draw:frame draw:style-name="gr4" draw:text-style-name="P4" draw:layer="layout" svg:width="6.31cm" svg:height="0.962cm" svg:x="-6.81cm" svg:y="14.338cm">
          <draw:text-box>
            <text:p>Simple-Multi-Target2</text:p>
          </draw:text-box>
        </draw:frame>
        <draw:custom-shape draw:style-name="gr3" draw:text-style-name="P2" xml:id="id12" draw:id="id12" draw:layer="layout" svg:width="3.2cm" svg:height="1.2cm" svg:x="1.3cm" svg:y="16.6cm">
          <text:p text:style-name="P1">Source A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3.2cm" svg:height="1.2cm" svg:x="9cm" svg:y="16.6cm">
          <text:p text:style-name="P1">Target 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17.2cm" svg:x2="9cm" svg:y2="17.2cm" draw:start-shape="id12" draw:start-glue-point="1" draw:end-shape="id13" draw:end-glue-point="3" svg:d="M4500 17200h4500" svg:viewBox="0 0 4501 1">
          <text:p/>
        </draw:connector>
        <draw:connector draw:style-name="gr2" draw:text-style-name="P3" draw:layer="layout" draw:type="curve" svg:x1="4.5cm" svg:y1="17.2cm" svg:x2="9cm" svg:y2="18.9cm" draw:start-shape="id12" draw:start-glue-point="1" draw:end-shape="id14" draw:end-glue-point="3" svg:d="M4500 17200c3355 0 1106 1700 4500 1700" svg:viewBox="0 0 4501 1701">
          <text:p/>
        </draw:connector>
        <draw:custom-shape draw:style-name="gr5" draw:text-style-name="P2" xml:id="id14" draw:id="id14" draw:layer="layout" svg:width="3.2cm" svg:height="1.2cm" svg:x="9cm" svg:y="18.3cm">
          <text:p text:style-name="P1">Target B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556cm" svg:height="0.962cm" svg:x="-6.91cm" svg:y="16.938cm">
          <draw:text-box>
            <text:p>Problem-New-Source</text:p>
          </draw:text-box>
        </draw:frame>
        <draw:custom-shape draw:style-name="gr6" draw:text-style-name="P2" xml:id="id15" draw:id="id15" draw:layer="layout" svg:width="3.2cm" svg:height="1.2cm" svg:x="1.3cm" svg:y="18.3cm">
          <text:p text:style-name="P1">Source B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4.5cm" svg:y1="18.9cm" svg:x2="9cm" svg:y2="18.9cm" draw:start-shape="id15" draw:end-shape="id14" draw:end-glue-point="3" svg:d="M4500 18900h4500" svg:viewBox="0 0 4501 1">
          <text:p/>
        </draw:connector>
        <draw:connector draw:style-name="gr8" draw:text-style-name="P3" draw:layer="layout" draw:type="curve" svg:x1="4.5cm" svg:y1="18.9cm" svg:x2="9cm" svg:y2="17.2cm" draw:start-shape="id15" draw:end-shape="id13" draw:end-glue-point="3" svg:d="M4500 18900c3394 0 1145-1700 4500-1700" svg:viewBox="0 0 4501 1701">
          <text:p/>
        </draw:connector>
        <draw:frame draw:style-name="gr4" draw:text-style-name="P4" draw:layer="layout" svg:width="6.31cm" svg:height="0.962cm" svg:x="-7.056cm" svg:y="20.838cm">
          <draw:text-box>
            <text:p>Problem-New-Target</text:p>
          </draw:text-box>
        </draw:frame>
        <draw:custom-shape draw:style-name="gr3" draw:text-style-name="P2" xml:id="id16" draw:id="id16" draw:layer="layout" svg:width="3.2cm" svg:height="1.2cm" svg:x="1.3cm" svg:y="20.3cm">
          <text:p text:style-name="P1">Source A</text:p>
          <draw:enhanced-geometry svg:viewBox="0 0 21600 21600" draw:type="rectangle" draw:enhanced-path="M 0 0 L 21600 0 21600 21600 0 21600 0 0 Z N"/>
        </draw:custom-shape>
        <draw:custom-shape draw:style-name="gr3" draw:text-style-name="P2" xml:id="id17" draw:id="id17" draw:layer="layout" svg:width="3.2cm" svg:height="1.2cm" svg:x="9cm" svg:y="20.3cm">
          <text:p text:style-name="P1">Target 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20.9cm" svg:x2="9cm" svg:y2="20.9cm" draw:start-shape="id16" draw:start-glue-point="1" draw:end-shape="id17" draw:end-glue-point="3" svg:d="M4500 20900h4500" svg:viewBox="0 0 4501 1">
          <text:p/>
        </draw:connector>
        <draw:connector draw:style-name="gr8" draw:text-style-name="P3" draw:layer="layout" draw:type="curve" svg:x1="4.5cm" svg:y1="20.9cm" svg:x2="9cm" svg:y2="22.6cm" draw:start-shape="id16" draw:start-glue-point="1" draw:end-shape="id18" draw:end-glue-point="3" svg:d="M4500 20900c3355 0 1106 1700 4500 1700" svg:viewBox="0 0 4501 1701">
          <text:p/>
        </draw:connector>
        <draw:custom-shape draw:style-name="gr9" draw:text-style-name="P2" xml:id="id18" draw:id="id18" draw:layer="layout" svg:width="3.2cm" svg:height="1.2cm" svg:x="9cm" svg:y="22cm">
          <text:p text:style-name="P1">Target B</text:p>
          <draw:enhanced-geometry svg:viewBox="0 0 21600 21600" draw:type="rectangle" draw:enhanced-path="M 0 0 L 21600 0 21600 21600 0 21600 0 0 Z N"/>
        </draw:custom-shape>
        <draw:custom-shape draw:style-name="gr10" draw:text-style-name="P2" xml:id="id19" draw:id="id19" draw:layer="layout" svg:width="3.2cm" svg:height="1.2cm" svg:x="1.3cm" svg:y="22cm">
          <text:p text:style-name="P1">Source B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4.5cm" svg:y1="22.6cm" svg:x2="9cm" svg:y2="22.6cm" draw:start-shape="id19" draw:end-shape="id18" draw:end-glue-point="3" svg:d="M4500 22600h4500" svg:viewBox="0 0 4501 1">
          <text:p/>
        </draw:connector>
        <draw:connector draw:style-name="gr11" draw:text-style-name="P3" draw:layer="layout" draw:type="curve" svg:x1="4.5cm" svg:y1="22.6cm" svg:x2="9cm" svg:y2="20.9cm" draw:start-shape="id19" draw:end-shape="id17" draw:end-glue-point="3" svg:d="M4500 22600c3394 0 1145-1700 4500-1700" svg:viewBox="0 0 4501 1701">
          <text:p/>
        </draw:connector>
        <draw:frame draw:style-name="gr4" draw:text-style-name="P4" draw:layer="layout" svg:width="3.707cm" svg:height="0.962cm" svg:x="-7.01cm" svg:y="24.3cm">
          <draw:text-box>
            <text:p>Type-Event</text:p>
          </draw:text-box>
        </draw:frame>
        <draw:custom-shape draw:style-name="gr3" draw:text-style-name="P2" xml:id="id20" draw:id="id20" draw:layer="layout" svg:width="3.2cm" svg:height="1.2cm" svg:x="1.3cm" svg:y="24.8cm"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3.2cm" svg:height="1.2cm" svg:x="9cm" svg:y="24.8cm">
          <text:p text:style-name="P1">Target 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25.4cm" svg:x2="9cm" svg:y2="25.4cm" draw:start-shape="id20" draw:start-glue-point="1" draw:end-shape="id21" draw:end-glue-point="3" svg:d="M4500 25400h4500" svg:viewBox="0 0 4501 1">
          <text:p text:style-name="P1"/>
        </draw:connector>
        <draw:connector draw:style-name="gr2" draw:text-style-name="P3" draw:layer="layout" draw:type="curve" svg:x1="4.5cm" svg:y1="25.4cm" svg:x2="9cm" svg:y2="27.1cm" draw:start-shape="id20" draw:start-glue-point="1" draw:end-shape="id22" draw:end-glue-point="3" svg:d="M4500 25400c3375 0 1125 1700 4500 1700" svg:viewBox="0 0 4501 1701">
          <text:p/>
        </draw:connector>
        <draw:custom-shape draw:style-name="gr3" draw:text-style-name="P2" xml:id="id22" draw:id="id22" draw:layer="layout" svg:width="3.2cm" svg:height="1.2cm" svg:x="9cm" svg:y="26.5cm">
          <text:p text:style-name="P1">Target B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63cm" svg:height="0.962cm" svg:x="5.637cm" svg:y="1.3cm">
          <draw:text-box>
            <text:p>Action</text:p>
          </draw:text-box>
        </draw:frame>
        <draw:frame draw:style-name="gr4" draw:text-style-name="P4" draw:layer="layout" svg:width="3.99cm" svg:height="0.962cm" svg:x="4.816cm" svg:y="24.2cm">
          <draw:text-box>
            <text:p>Event action</text:p>
          </draw:text-box>
        </draw:frame>
        <draw:frame draw:style-name="gr4" draw:text-style-name="P4" draw:layer="layout" svg:width="3.846cm" svg:height="0.962cm" svg:x="-6.907cm" svg:y="30.738cm">
          <draw:text-box>
            <text:p>Type-Action</text:p>
          </draw:text-box>
        </draw:frame>
        <draw:custom-shape draw:style-name="gr3" draw:text-style-name="P2" xml:id="id23" draw:id="id23" draw:layer="layout" svg:width="3.2cm" svg:height="1.2cm" svg:x="1.3cm" svg:y="31.1cm">
          <text:p text:style-name="P1">Source A</text:p>
          <draw:enhanced-geometry svg:viewBox="0 0 21600 21600" draw:type="rectangle" draw:enhanced-path="M 0 0 L 21600 0 21600 21600 0 21600 0 0 Z N"/>
        </draw:custom-shape>
        <draw:custom-shape draw:style-name="gr3" draw:text-style-name="P2" xml:id="id24" draw:id="id24" draw:layer="layout" svg:width="3.2cm" svg:height="1.2cm" svg:x="9cm" svg:y="31.1cm">
          <text:p text:style-name="P1">Target 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31.7cm" svg:x2="9cm" svg:y2="31.7cm" draw:start-shape="id23" draw:start-glue-point="1" draw:end-shape="id24" draw:end-glue-point="3" svg:d="M4500 31700h4500" svg:viewBox="0 0 4501 1">
          <text:p/>
        </draw:connector>
        <draw:connector draw:style-name="gr2" draw:text-style-name="P3" draw:layer="layout" draw:type="curve" svg:x1="4.5cm" svg:y1="31.7cm" svg:x2="9cm" svg:y2="33.4cm" draw:start-shape="id23" draw:start-glue-point="1" draw:end-shape="id25" draw:end-glue-point="3" svg:d="M4500 31700c3375 0 1125 1700 4500 1700" svg:viewBox="0 0 4501 1701">
          <text:p/>
        </draw:connector>
        <draw:custom-shape draw:style-name="gr3" draw:text-style-name="P2" xml:id="id25" draw:id="id25" draw:layer="layout" svg:width="3.2cm" svg:height="1.2cm" svg:x="9cm" svg:y="32.8cm">
          <text:p text:style-name="P1">Target B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63cm" svg:height="0.962cm" svg:x="5.5cm" svg:y="30.5cm">
          <draw:text-box>
            <text:p>Action</text:p>
          </draw:text-box>
        </draw:frame>
        <draw:custom-shape draw:style-name="gr3" draw:text-style-name="P2" xml:id="id26" draw:id="id26" draw:layer="layout" svg:width="3.2cm" svg:height="1.2cm" svg:x="1.3cm" svg:y="32.8cm">
          <text:p text:style-name="P1">Sourc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33.4cm" svg:x2="9cm" svg:y2="33.4cm" draw:start-shape="id26" draw:start-glue-point="1" draw:end-shape="id25" svg:d="M4500 33400h4500" svg:viewBox="0 0 4501 1">
          <text:p/>
        </draw:connector>
        <draw:connector draw:style-name="gr2" draw:text-style-name="P3" draw:layer="layout" draw:type="curve" svg:x1="4.5cm" svg:y1="33.4cm" svg:x2="9cm" svg:y2="31.7cm" draw:start-shape="id26" draw:start-glue-point="1" draw:end-shape="id24" draw:end-glue-point="3" svg:d="M4500 33400c3375 0 1125-1700 4500-1700" svg:viewBox="0 0 4501 1701">
          <text:p/>
        </draw:connector>
        <draw:frame draw:style-name="gr4" draw:text-style-name="P4" draw:layer="layout" svg:width="5.006cm" svg:height="0.962cm" svg:x="-6.946cm" svg:y="35.338cm">
          <draw:text-box>
            <text:p>Type-Command</text:p>
          </draw:text-box>
        </draw:frame>
        <draw:custom-shape draw:style-name="gr3" draw:text-style-name="P2" xml:id="id27" draw:id="id27" draw:layer="layout" svg:width="3.2cm" svg:height="1.2cm" svg:x="1.2cm" svg:y="35.2cm">
          <text:p text:style-name="P1">Source A</text:p>
          <draw:enhanced-geometry svg:viewBox="0 0 21600 21600" draw:type="rectangle" draw:enhanced-path="M 0 0 L 21600 0 21600 21600 0 21600 0 0 Z N"/>
        </draw:custom-shape>
        <draw:custom-shape draw:style-name="gr3" draw:text-style-name="P2" xml:id="id28" draw:id="id28" draw:layer="layout" svg:width="3.2cm" svg:height="1.2cm" svg:x="8.9cm" svg:y="35.2cm">
          <draw:glue-point draw:id="4" svg:x="-5cm" svg:y="2.5cm"/>
          <text:p text:style-name="P1">Target 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curve" svg:x1="4.4cm" svg:y1="35.8cm" svg:x2="8.9cm" svg:y2="35.8cm" draw:start-shape="id27" draw:start-glue-point="1" draw:end-shape="id28" draw:end-glue-point="3" svg:d="M4400 35800h4500" svg:viewBox="0 0 4501 1">
          <text:p/>
        </draw:connector>
        <draw:custom-shape draw:style-name="gr3" draw:text-style-name="P2" xml:id="id30" draw:id="id30" draw:layer="layout" svg:width="3.2cm" svg:height="1.2cm" svg:x="8.9cm" svg:y="36.9cm">
          <text:p text:style-name="P1">Target B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423cm" svg:height="0.962cm" svg:x="5.1cm" svg:y="34.6cm">
          <draw:text-box>
            <text:p>Command</text:p>
          </draw:text-box>
        </draw:frame>
        <draw:custom-shape draw:style-name="gr3" draw:text-style-name="P2" xml:id="id29" draw:id="id29" draw:layer="layout" svg:width="3.2cm" svg:height="1.2cm" svg:x="1.2cm" svg:y="36.9cm">
          <text:p text:style-name="P1">Sourc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4cm" svg:y1="37.5cm" svg:x2="8.9cm" svg:y2="37.5cm" draw:start-shape="id29" draw:start-glue-point="1" draw:end-shape="id30" svg:d="M4400 37500h4500" svg:viewBox="0 0 4501 1">
          <text:p/>
        </draw:connector>
        <draw:connector draw:style-name="gr2" draw:text-style-name="P3" draw:layer="layout" draw:type="curve" svg:x1="4.4cm" svg:y1="37.5cm" svg:x2="8.9cm" svg:y2="36.1cm" draw:start-shape="id29" draw:start-glue-point="1" draw:end-shape="id28" draw:end-glue-point="4" svg:d="M4400 37500c3375 0 1125-1400 4500-1400" svg:viewBox="0 0 450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1:57:01.892000000</meta:creation-date>
    <dc:date>2019-07-05T16:30:26.507000000</dc:date>
    <meta:editing-duration>PT45M</meta:editing-duration>
    <meta:editing-cycles>4</meta:editing-cycles>
    <meta:generator>LibreOffice/6.0.2.1$Windows_x86 LibreOffice_project/f7f06a8f319e4b62f9bc5095aa112a65d2f3ac89</meta:generator>
    <meta:document-statistic meta:object-count="67"/>
  </office:meta>
</office:document-meta>
</file>